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226.84mm" svg:x="136.58mm" svg:y="1.06mm">
            <loext:p draw:notify-on-update-of-ranges="Feuille1.A1:Feuille1.A12 Feuille1.B1:Feuille1.B12 Feuille1.C1:Feuille1.C12 Feuille1.D1:Feuille1.D12 Feuille1.E1:Feuille1.E12 Feuille1.F1:Feuille1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(FACT([.$K$1]))/(FACT([.$K$1]-2*[.A1]) * FACT([.A1]) * 2^[.A1])" office:value-type="float" office:value="325" calcext:value-type="float">
            <text:p>325</text:p>
          </table:table-cell>
          <table:table-cell table:formula="of:=(FACT([.$K$2]))/(FACT([.$K$2]-2* [.$A1]) * FACT( [.$A1]) * 2^ [.$A1])" office:value-type="float" office:value="351" calcext:value-type="float">
            <text:p>351</text:p>
          </table:table-cell>
          <table:table-cell table:formula="of:=(FACT([.$K$3]))/(FACT([.$K$3]-2* [.$A1]) * FACT( [.$A1]) * 2^ [.$A1])" office:value-type="float" office:value="378" calcext:value-type="float">
            <text:p>378</text:p>
          </table:table-cell>
          <table:table-cell table:formula="of:=(FACT([.$K$4]))/(FACT([.$K$4]-2* [.$A1]) * FACT( [.$A1]) * 2^ [.$A1])" office:value-type="float" office:value="406" calcext:value-type="float">
            <text:p>406</text:p>
          </table:table-cell>
          <table:table-cell table:formula="of:=(FACT([.$K$5]))/(FACT([.$K$5]-2* [.$A1]) * FACT( [.$A1]) * 2^ [.$A1])" office:value-type="float" office:value="435" calcext:value-type="float">
            <text:p>435</text:p>
          </table:table-cell>
          <table:table-cell table:number-columns-repeated="3"/>
          <table:table-cell office:value-type="string" calcext:value-type="string">
            <text:p>nblettres : 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FACT([.$K$1]))/(FACT([.$K$1]-2*[.A2]) * FACT([.A2]) * 2^[.A2])" office:value-type="float" office:value="44850" calcext:value-type="float">
            <text:p>44850</text:p>
          </table:table-cell>
          <table:table-cell table:formula="of:=(FACT([.$K$2]))/(FACT([.$K$2]-2*[.A2]) * FACT([.A2]) * 2^[.A2])" office:value-type="float" office:value="52650" calcext:value-type="float">
            <text:p>52650</text:p>
          </table:table-cell>
          <table:table-cell table:formula="of:=(FACT([.$K$3]))/(FACT([.$K$3]-2* [.$A2]) * FACT( [.$A2]) * 2^ [.$A2])" office:value-type="float" office:value="61425" calcext:value-type="float">
            <text:p>61425</text:p>
          </table:table-cell>
          <table:table-cell table:formula="of:=(FACT([.$K$4]))/(FACT([.$K$4]-2* [.$A2]) * FACT( [.$A2]) * 2^ [.$A2])" office:value-type="float" office:value="71253" calcext:value-type="float">
            <text:p>71253</text:p>
          </table:table-cell>
          <table:table-cell table:formula="of:=(FACT([.$K$5]))/(FACT([.$K$5]-2* [.$A2]) * FACT( [.$A2]) * 2^ [.$A2])" office:value-type="float" office:value="82215" calcext:value-type="float">
            <text:p>82215</text:p>
          </table:table-cell>
          <table:table-cell table:number-columns-repeated="4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FACT([.$K$1]))/(FACT([.$K$1]-2*[.A3]) * FACT([.A3]) * 2^[.A3])" office:value-type="float" office:value="3453450" calcext:value-type="float">
            <text:p>3453450</text:p>
          </table:table-cell>
          <table:table-cell table:formula="of:=(FACT([.$K$2]))/(FACT([.$K$2]-2*[.A3]) * FACT([.A3]) * 2^[.A3])" office:value-type="float" office:value="4440150" calcext:value-type="float">
            <text:p>4440150</text:p>
          </table:table-cell>
          <table:table-cell table:formula="of:=(FACT([.$K$3]))/(FACT([.$K$3]-2* [.$A3]) * FACT( [.$A3]) * 2^ [.$A3])" office:value-type="float" office:value="5651100" calcext:value-type="float">
            <text:p>5651100</text:p>
          </table:table-cell>
          <table:table-cell table:formula="of:=(FACT([.$K$4]))/(FACT([.$K$4]-2* [.$A3]) * FACT( [.$A3]) * 2^ [.$A3])" office:value-type="float" office:value="7125300" calcext:value-type="float">
            <text:p>7125300</text:p>
          </table:table-cell>
          <table:table-cell table:formula="of:=(FACT([.$K$5]))/(FACT([.$K$5]-2* [.$A3]) * FACT( [.$A3]) * 2^ [.$A3])" office:value-type="float" office:value="8906625" calcext:value-type="float">
            <text:p>8906625</text:p>
          </table:table-cell>
          <table:table-cell table:number-columns-repeated="4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FACT([.$K$1]))/(FACT([.$K$1]-2*[.A4]) * FACT([.A4]) * 2^[.A4])" office:value-type="float" office:value="164038875" calcext:value-type="float">
            <text:p>164038875</text:p>
          </table:table-cell>
          <table:table-cell table:formula="of:=(FACT([.$K$2]))/(FACT([.$K$2]-2*[.A4]) * FACT([.A4]) * 2^[.A4])" office:value-type="float" office:value="233107875" calcext:value-type="float">
            <text:p>233107875</text:p>
          </table:table-cell>
          <table:table-cell table:formula="of:=(FACT([.$K$3]))/(FACT([.$K$3]-2* [.$A4]) * FACT( [.$A4]) * 2^ [.$A4])" office:value-type="float" office:value="326351025" calcext:value-type="float">
            <text:p>326351025</text:p>
          </table:table-cell>
          <table:table-cell table:formula="of:=(FACT([.$K$4]))/(FACT([.$K$4]-2* [.$A4]) * FACT( [.$A4]) * 2^ [.$A4])" office:value-type="float" office:value="450675225" calcext:value-type="float">
            <text:p>450675225</text:p>
          </table:table-cell>
          <table:table-cell table:formula="of:=(FACT([.$K$5]))/(FACT([.$K$5]-2* [.$A4]) * FACT( [.$A4]) * 2^ [.$A4])" office:value-type="float" office:value="614557125" calcext:value-type="float">
            <text:p>614557125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FACT([.$K$1]))/(FACT([.$K$1]-2*[.A5]) * FACT([.A5]) * 2^[.A5])" office:value-type="float" office:value="5019589575" calcext:value-type="float">
            <text:p>5019589575</text:p>
          </table:table-cell>
          <table:table-cell table:formula="of:=(FACT([.$K$2]))/(FACT([.$K$2]-2*[.A5]) * FACT([.A5]) * 2^[.A5])" office:value-type="float" office:value="7972289325" calcext:value-type="float">
            <text:p>7972289325</text:p>
          </table:table-cell>
          <table:table-cell table:formula="of:=(FACT([.$K$3]))/(FACT([.$K$3]-2* [.$A5]) * FACT( [.$A5]) * 2^ [.$A5])" office:value-type="float" office:value="12401338950" calcext:value-type="float">
            <text:p>12401338950</text:p>
          </table:table-cell>
          <table:table-cell table:formula="of:=(FACT([.$K$4]))/(FACT([.$K$4]-2* [.$A5]) * FACT( [.$A5]) * 2^ [.$A5])" office:value-type="float" office:value="18928359450" calcext:value-type="float">
            <text:p>18928359450</text:p>
          </table:table-cell>
          <table:table-cell table:formula="of:=(FACT([.$K$5]))/(FACT([.$K$5]-2* [.$A5]) * FACT( [.$A5]) * 2^ [.$A5])" office:value-type="float" office:value="28392539175" calcext:value-type="float">
            <text:p>28392539175</text:p>
          </table:table-cell>
          <table:table-cell table:number-columns-repeated="4"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FACT([.$K$1]))/(FACT([.$K$1]-2*[.A6]) * FACT([.A6]) * 2^[.A6])" office:value-type="float" office:value="100391791500" calcext:value-type="float">
            <text:p>100391791500</text:p>
          </table:table-cell>
          <table:table-cell table:formula="of:=(FACT([.$K$2]))/(FACT([.$K$2]-2*[.A6]) * FACT([.A6]) * 2^[.A6])" office:value-type="float" office:value="180705224700" calcext:value-type="float">
            <text:p>180705224700</text:p>
          </table:table-cell>
          <table:table-cell table:formula="of:=(FACT([.$K$3]))/(FACT([.$K$3]-2* [.$A6]) * FACT( [.$A6]) * 2^ [.$A6])" office:value-type="float" office:value="316234143225" calcext:value-type="float">
            <text:p>316234143225</text:p>
          </table:table-cell>
          <table:table-cell table:formula="of:=(FACT([.$K$4]))/(FACT([.$K$4]-2* [.$A6]) * FACT( [.$A6]) * 2^ [.$A6])" office:value-type="float" office:value="539458244325" calcext:value-type="float">
            <text:p>539458244325</text:p>
          </table:table-cell>
          <table:table-cell table:formula="of:=(FACT([.$K$5]))/(FACT([.$K$5]-2* [.$A6]) * FACT( [.$A6]) * 2^ [.$A6])" office:value-type="float" office:value="899097073875" calcext:value-type="float">
            <text:p>899097073875</text:p>
          </table:table-cell>
          <table:table-cell table:number-columns-repeated="4"/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FACT([.$K$1]))/(FACT([.$K$1]-2*[.A7]) * FACT([.A7]) * 2^[.A7])" office:value-type="float" office:value="1305093289500" calcext:value-type="float">
            <text:p>1305093289500</text:p>
          </table:table-cell>
          <table:table-cell table:formula="of:=(FACT([.$K$2]))/(FACT([.$K$2]-2*[.A7]) * FACT([.A7]) * 2^[.A7])" office:value-type="float" office:value="2710578370500" calcext:value-type="float">
            <text:p>2710578370500</text:p>
          </table:table-cell>
          <table:table-cell table:formula="of:=(FACT([.$K$3]))/(FACT([.$K$3]-2* [.$A7]) * FACT( [.$A7]) * 2^ [.$A7])" office:value-type="float" office:value="5421156741000" calcext:value-type="float">
            <text:p>5421156741000</text:p>
          </table:table-cell>
          <table:table-cell table:formula="of:=(FACT([.$K$4]))/(FACT([.$K$4]-2* [.$A7]) * FACT( [.$A7]) * 2^ [.$A7])" office:value-type="float" office:value="10480903032600" calcext:value-type="float">
            <text:p>10480903032600</text:p>
          </table:table-cell>
          <table:table-cell table:formula="of:=(FACT([.$K$5]))/(FACT([.$K$5]-2* [.$A7]) * FACT( [.$A7]) * 2^ [.$A7])" office:value-type="float" office:value="19651693186125" calcext:value-type="float">
            <text:p>19651693186125</text:p>
          </table:table-cell>
          <table:table-cell table:number-columns-repeated="4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FACT([.$K$1]))/(FACT([.$K$1]-2*[.A8]) * FACT([.A8]) * 2^[.A8])" office:value-type="float" office:value="10767019638375" calcext:value-type="float">
            <text:p>10767019638375</text:p>
          </table:table-cell>
          <table:table-cell table:formula="of:=(FACT([.$K$2]))/(FACT([.$K$2]-2*[.A8]) * FACT([.A8]) * 2^[.A8])" office:value-type="float" office:value="26428139112375" calcext:value-type="float">
            <text:p>26428139112375</text:p>
          </table:table-cell>
          <table:table-cell table:formula="of:=(FACT([.$K$3]))/(FACT([.$K$3]-2* [.$A8]) * FACT( [.$A8]) * 2^ [.$A8])" office:value-type="float" office:value="61665657928875" calcext:value-type="float">
            <text:p>61665657928875</text:p>
          </table:table-cell>
          <table:table-cell table:formula="of:=(FACT([.$K$4]))/(FACT([.$K$4]-2* [.$A8]) * FACT( [.$A8]) * 2^ [.$A8])" office:value-type="float" office:value="137561852302875" calcext:value-type="float">
            <text:p>137561852302875</text:p>
          </table:table-cell>
          <table:table-cell table:formula="of:=(FACT([.$K$5]))/(FACT([.$K$5]-2* [.$A8]) * FACT( [.$A8]) * 2^ [.$A8])" office:value-type="float" office:value="294775397791875" calcext:value-type="float">
            <text:p>294775397791875</text:p>
          </table:table-cell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FACT([.$K$1]))/(FACT([.$K$1]-2*[.A9]) * FACT([.A9]) * 2^[.A9])" office:value-type="float" office:value="150738274937250" calcext:value-type="float">
            <text:p>150738274937250</text:p>
          </table:table-cell>
          <table:table-cell table:formula="of:=(FACT([.$K$2]))/(FACT([.$K$2]-2*[.A9]) * FACT([.A9]) * 2^[.A9])" office:value-type="float" office:value="581419060472250" calcext:value-type="float">
            <text:p>581419060472250</text:p>
          </table:table-cell>
          <table:table-cell table:formula="of:=(FACT([.$K$3]))/(FACT([.$K$3]-2* [.$A9]) * FACT( [.$A9]) * 2^ [.$A9])" office:value-type="float" office:value="2.03496671165287E+015" calcext:value-type="float">
            <text:p>2,03496671165287E+015</text:p>
          </table:table-cell>
          <table:table-cell table:formula="of:=(FACT([.$K$4]))/(FACT([.$K$4]-2* [.$A9]) * FACT( [.$A9]) * 2^ [.$A9])" office:value-type="float" office:value="6.55711495977037E+015" calcext:value-type="float">
            <text:p>6,55711495977037E+015</text:p>
          </table:table-cell>
          <table:table-cell table:formula="of:=(FACT([.$K$5]))/(FACT([.$K$5]-2* [.$A9]) * FACT( [.$A9]) * 2^ [.$A9])" office:value-type="float" office:value="1.96713448793111E+016" calcext:value-type="float">
            <text:p>1,96713448793111E+016</text:p>
          </table:table-cell>
          <table:table-cell table:number-columns-repeated="4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FACT([.$K$1]))/(FACT([.$K$1]-2*[.A10]) * FACT([.A10]) * 2^[.A10])" office:value-type="float" office:value="205552193096250" calcext:value-type="float">
            <text:p>205552193096250</text:p>
          </table:table-cell>
          <table:table-cell table:formula="of:=(FACT([.$K$2]))/(FACT([.$K$2]-2*[.A10]) * FACT([.A10]) * 2^[.A10])" office:value-type="float" office:value="1.10998184271975E+015" calcext:value-type="float">
            <text:p>1,10998184271975E+015</text:p>
          </table:table-cell>
          <table:table-cell table:formula="of:=(FACT([.$K$3]))/(FACT([.$K$3]-2* [.$A10]) * FACT( [.$A10]) * 2^ [.$A10])" office:value-type="float" office:value="5.1799152660255E+015" calcext:value-type="float">
            <text:p>5,1799152660255E+015</text:p>
          </table:table-cell>
          <table:table-cell table:formula="of:=(FACT([.$K$4]))/(FACT([.$K$4]-2* [.$A10]) * FACT( [.$A10]) * 2^ [.$A10])" office:value-type="float" office:value="2.14596489592485E+016" calcext:value-type="float">
            <text:p>2,14596489592485E+016</text:p>
          </table:table-cell>
          <table:table-cell table:formula="of:=(FACT([.$K$5]))/(FACT([.$K$5]-2* [.$A10]) * FACT( [.$A10]) * 2^ [.$A10])" office:value-type="float" office:value="8.04736835971819E+016" calcext:value-type="float">
            <text:p>8,04736835971819E+016</text:p>
          </table:table-cell>
          <table:table-cell table:number-columns-repeated="4"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FACT([.$K$1]))/(FACT([.$K$1]-2*[.A11]) * FACT([.A11]) * 2^[.A11])" office:value-type="float" office:value="102776096548125" calcext:value-type="float">
            <text:p>102776096548125</text:p>
          </table:table-cell>
          <table:table-cell table:formula="of:=(FACT([.$K$2]))/(FACT([.$K$2]-2*[.A11]) * FACT([.A11]) * 2^[.A11])" office:value-type="float" office:value="924984868933125" calcext:value-type="float">
            <text:p>924984868933125</text:p>
          </table:table-cell>
          <table:table-cell table:formula="of:=(FACT([.$K$3]))/(FACT([.$K$3]-2* [.$A11]) * FACT( [.$A11]) * 2^ [.$A11])" office:value-type="float" office:value="6.47489408253187E+015" calcext:value-type="float">
            <text:p>6,47489408253187E+015</text:p>
          </table:table-cell>
          <table:table-cell table:formula="of:=(FACT([.$K$4]))/(FACT([.$K$4]-2* [.$A11]) * FACT( [.$A11]) * 2^ [.$A11])" office:value-type="float" office:value="3.75543856786849E+016" calcext:value-type="float">
            <text:p>3,75543856786849E+016</text:p>
          </table:table-cell>
          <table:table-cell table:formula="of:=(FACT([.$K$5]))/(FACT([.$K$5]-2* [.$A11]) * FACT( [.$A11]) * 2^ [.$A11])" office:value-type="float" office:value="1.87771928393424E+017" calcext:value-type="float">
            <text:p>1,87771928393424E+017</text:p>
          </table:table-cell>
          <table:table-cell table:number-columns-repeated="4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FACT([.$K$1]))/(FACT([.$K$1]-2*[.A12]) * FACT([.A12]) * 2^[.A12])" office:value-type="float" office:value="7905853580625" calcext:value-type="float">
            <text:p>7905853580625</text:p>
          </table:table-cell>
          <table:table-cell table:formula="of:=(FACT([.$K$2]))/(FACT([.$K$2]-2*[.A12]) * FACT([.A12]) * 2^[.A12])" office:value-type="float" office:value="213458046676875" calcext:value-type="float">
            <text:p>213458046676875</text:p>
          </table:table-cell>
          <table:table-cell table:formula="of:=(FACT([.$K$3]))/(FACT([.$K$3]-2* [.$A12]) * FACT( [.$A12]) * 2^ [.$A12])" office:value-type="float" office:value="2.98841265347625E+015" calcext:value-type="float">
            <text:p>2,98841265347625E+015</text:p>
          </table:table-cell>
          <table:table-cell table:formula="of:=(FACT([.$K$4]))/(FACT([.$K$4]-2* [.$A12]) * FACT( [.$A12]) * 2^ [.$A12])" office:value-type="float" office:value="2.88879889836037E+016" calcext:value-type="float">
            <text:p>2,88879889836037E+016</text:p>
          </table:table-cell>
          <table:table-cell table:formula="of:=(FACT([.$K$5]))/(FACT([.$K$5]-2* [.$A12]) * FACT( [.$A12]) * 2^ [.$A12])" office:value-type="float" office:value="2.16659917377028E+017" calcext:value-type="float">
            <text:p>2,16659917377028E+017</text:p>
          </table:table-cell>
          <table:table-cell table:number-columns-repeated="4"/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22:32:49.778000000</meta:creation-date>
    <dc:date>2016-12-09T22:53:00.550000000</dc:date>
    <meta:editing-duration>PT3M51S</meta:editing-duration>
    <meta:editing-cycles>1</meta:editing-cycles>
    <meta:document-statistic meta:table-count="1" meta:cell-count="85" meta:object-count="1"/>
    <meta:generator>LibreOffice/5.0.5.2$Windows_x86 LibreOffice_project/55b006a02d247b5f7215fc6ea0fde844b30035b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22.685cm" xlink:href=".." xlink:type="simple" chart:class="chart:line" chart:style-name="ch1">
        <chart:legend chart:legend-position="end" svg:x="13.068cm" svg:y="10.047cm" style:legend-expansion="high" chart:style-name="ch2"/>
        <chart:plot-area chart:style-name="ch3" table:cell-range-address="Feuille1.A1:Feuille1.F12" chart:data-source-has-labels="column" svg:x="0.32cm" svg:y="0.453cm" svg:width="12.428cm" svg:height="21.779cm">
          <chartooo:coordinate-region svg:x="1.762cm" svg:y="0.652cm" svg:width="10.508cm" svg:height="20.933cm"/>
          <chart:axis chart:dimension="x" chart:name="primary-x" chart:style-name="ch4" chartooo:axis-type="auto">
            <chartooo:date-scale/>
            <chart:categories table:cell-range-address="Feuille1.A1:Feuille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12" chart:class="chart:line">
            <chart:data-point chart:repeated="12"/>
          </chart:series>
          <chart:series chart:style-name="ch7" chart:values-cell-range-address="Feuille1.C1:Feuille1.C12" chart:class="chart:line">
            <chart:data-point chart:repeated="12"/>
          </chart:series>
          <chart:series chart:style-name="ch8" chart:values-cell-range-address="Feuille1.D1:Feuille1.D12" chart:class="chart:line">
            <chart:data-point chart:repeated="12"/>
          </chart:series>
          <chart:series chart:style-name="ch9" chart:values-cell-range-address="Feuille1.E1:Feuille1.E12" chart:class="chart:line">
            <chart:data-point chart:repeated="12"/>
          </chart:series>
          <chart:series chart:style-name="ch10" chart:values-cell-range-address="Feuille1.F1:Feuille1.F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  <table:table-cell office:value-type="string">
                <text:p>Colonne D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A1:Feuille1.A12</svg:desc>
                </draw:g>
              </table:table-cell>
              <table:table-cell office:value-type="float" office:value="325">
                <text:p>325</text:p>
                <draw:g>
                  <svg:desc>Feuille1.B1:Feuille1.B12</svg:desc>
                </draw:g>
              </table:table-cell>
              <table:table-cell office:value-type="float" office:value="351">
                <text:p>351</text:p>
                <draw:g>
                  <svg:desc>Feuille1.C1:Feuille1.C12</svg:desc>
                </draw:g>
              </table:table-cell>
              <table:table-cell office:value-type="float" office:value="378">
                <text:p>378</text:p>
                <draw:g>
                  <svg:desc>Feuille1.D1:Feuille1.D12</svg:desc>
                </draw:g>
              </table:table-cell>
              <table:table-cell office:value-type="float" office:value="406">
                <text:p>406</text:p>
                <draw:g>
                  <svg:desc>Feuille1.E1:Feuille1.E12</svg:desc>
                </draw:g>
              </table:table-cell>
              <table:table-cell office:value-type="float" office:value="435">
                <text:p>435</text:p>
                <draw:g>
                  <svg:desc>Feuille1.F1:Feuille1.F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4850">
                <text:p>44850</text:p>
              </table:table-cell>
              <table:table-cell office:value-type="float" office:value="52650">
                <text:p>52650</text:p>
              </table:table-cell>
              <table:table-cell office:value-type="float" office:value="61425">
                <text:p>61425</text:p>
              </table:table-cell>
              <table:table-cell office:value-type="float" office:value="71253">
                <text:p>71253</text:p>
              </table:table-cell>
              <table:table-cell office:value-type="float" office:value="82215">
                <text:p>8221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453450">
                <text:p>3453450</text:p>
              </table:table-cell>
              <table:table-cell office:value-type="float" office:value="4440150">
                <text:p>4440150</text:p>
              </table:table-cell>
              <table:table-cell office:value-type="float" office:value="5651100">
                <text:p>5651100</text:p>
              </table:table-cell>
              <table:table-cell office:value-type="float" office:value="7125300">
                <text:p>7125300</text:p>
              </table:table-cell>
              <table:table-cell office:value-type="float" office:value="8906625">
                <text:p>89066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4038875">
                <text:p>164038875</text:p>
              </table:table-cell>
              <table:table-cell office:value-type="float" office:value="233107875">
                <text:p>233107875</text:p>
              </table:table-cell>
              <table:table-cell office:value-type="float" office:value="326351025">
                <text:p>326351025</text:p>
              </table:table-cell>
              <table:table-cell office:value-type="float" office:value="450675225">
                <text:p>450675225</text:p>
              </table:table-cell>
              <table:table-cell office:value-type="float" office:value="614557125">
                <text:p>6145571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019589575">
                <text:p>5019589575</text:p>
              </table:table-cell>
              <table:table-cell office:value-type="float" office:value="7972289325">
                <text:p>7972289325</text:p>
              </table:table-cell>
              <table:table-cell office:value-type="float" office:value="12401338950">
                <text:p>12401338950</text:p>
              </table:table-cell>
              <table:table-cell office:value-type="float" office:value="18928359450">
                <text:p>18928359450</text:p>
              </table:table-cell>
              <table:table-cell office:value-type="float" office:value="28392539175">
                <text:p>2839253917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0391791500">
                <text:p>100391791500</text:p>
              </table:table-cell>
              <table:table-cell office:value-type="float" office:value="180705224700">
                <text:p>180705224700</text:p>
              </table:table-cell>
              <table:table-cell office:value-type="float" office:value="316234143225">
                <text:p>316234143225</text:p>
              </table:table-cell>
              <table:table-cell office:value-type="float" office:value="539458244325">
                <text:p>539458244325</text:p>
              </table:table-cell>
              <table:table-cell office:value-type="float" office:value="899097073875">
                <text:p>89909707387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05093289500">
                <text:p>1305093289500</text:p>
              </table:table-cell>
              <table:table-cell office:value-type="float" office:value="2710578370500">
                <text:p>2710578370500</text:p>
              </table:table-cell>
              <table:table-cell office:value-type="float" office:value="5421156741000">
                <text:p>5421156741000</text:p>
              </table:table-cell>
              <table:table-cell office:value-type="float" office:value="10480903032600">
                <text:p>10480903032600</text:p>
              </table:table-cell>
              <table:table-cell office:value-type="float" office:value="19651693186125">
                <text:p>196516931861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767019638375">
                <text:p>10767019638375</text:p>
              </table:table-cell>
              <table:table-cell office:value-type="float" office:value="26428139112375">
                <text:p>26428139112375</text:p>
              </table:table-cell>
              <table:table-cell office:value-type="float" office:value="61665657928875">
                <text:p>61665657928875</text:p>
              </table:table-cell>
              <table:table-cell office:value-type="float" office:value="137561852302875">
                <text:p>137561852302875</text:p>
              </table:table-cell>
              <table:table-cell office:value-type="float" office:value="294775397791875">
                <text:p>294775397791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0738274937250">
                <text:p>150738274937250</text:p>
              </table:table-cell>
              <table:table-cell office:value-type="float" office:value="581419060472250">
                <text:p>581419060472250</text:p>
              </table:table-cell>
              <table:table-cell office:value-type="float" office:value="2.03496671165287E+015">
                <text:p>2.03496671165287E+015</text:p>
              </table:table-cell>
              <table:table-cell office:value-type="float" office:value="6.55711495977037E+015">
                <text:p>6.55711495977037E+015</text:p>
              </table:table-cell>
              <table:table-cell office:value-type="float" office:value="1.96713448793111E+016">
                <text:p>1.96713448793111E+01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05552193096250">
                <text:p>205552193096250</text:p>
              </table:table-cell>
              <table:table-cell office:value-type="float" office:value="1.10998184271975E+015">
                <text:p>1.10998184271975E+015</text:p>
              </table:table-cell>
              <table:table-cell office:value-type="float" office:value="5.1799152660255E+015">
                <text:p>5.1799152660255E+015</text:p>
              </table:table-cell>
              <table:table-cell office:value-type="float" office:value="2.14596489592485E+016">
                <text:p>2.14596489592485E+016</text:p>
              </table:table-cell>
              <table:table-cell office:value-type="float" office:value="8.04736835971819E+016">
                <text:p>8.04736835971819E+0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2776096548125">
                <text:p>102776096548125</text:p>
              </table:table-cell>
              <table:table-cell office:value-type="float" office:value="924984868933125">
                <text:p>924984868933125</text:p>
              </table:table-cell>
              <table:table-cell office:value-type="float" office:value="6.47489408253187E+015">
                <text:p>6.47489408253187E+015</text:p>
              </table:table-cell>
              <table:table-cell office:value-type="float" office:value="3.75543856786849E+016">
                <text:p>3.75543856786849E+016</text:p>
              </table:table-cell>
              <table:table-cell office:value-type="float" office:value="1.87771928393424E+017">
                <text:p>1.87771928393424E+01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905853580625">
                <text:p>7905853580625</text:p>
              </table:table-cell>
              <table:table-cell office:value-type="float" office:value="213458046676875">
                <text:p>213458046676875</text:p>
              </table:table-cell>
              <table:table-cell office:value-type="float" office:value="2.98841265347625E+015">
                <text:p>2.98841265347625E+015</text:p>
              </table:table-cell>
              <table:table-cell office:value-type="float" office:value="2.88879889836037E+016">
                <text:p>2.88879889836037E+016</text:p>
              </table:table-cell>
              <table:table-cell office:value-type="float" office:value="2.16659917377028E+017">
                <text:p>2.16659917377028E+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